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rocessPresentationObject.writeContent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reprocessPresentation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processPresentationObject.setXOffset( int x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PresentationObject.PreprocessPresentationObject( AbstractTripletStructuredObject prePres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eprocessPresentationObject.setYOffset( int y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processPresentationObject.setOrientation( byte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